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5.921cm" table:align="margins"/>
    </style:style>
    <style:style style:name="Tableau1.A" style:family="table-column">
      <style:table-column-properties style:column-width="7.96cm" style:rel-column-width="32767*"/>
    </style:style>
    <style:style style:name="Tableau1.B" style:family="table-column">
      <style:table-column-properties style:column-width="7.96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ff0000" fo:font-size="18pt" style:font-size-asian="18pt" style:font-size-complex="18pt"/>
    </style:style>
    <style:style style:name="P2" style:family="paragraph" style:parent-style-name="Standard">
      <style:text-properties fo:font-size="18pt" style:font-size-asian="18pt" style:font-size-complex="18pt"/>
    </style:style>
    <style:style style:name="P3" style:family="paragraph" style:parent-style-name="Standard">
      <style:text-properties officeooo:paragraph-rsid="00102ffc"/>
    </style:style>
    <style:style style:name="P4" style:family="paragraph" style:parent-style-name="Standard">
      <style:text-properties officeooo:rsid="001166fe" officeooo:paragraph-rsid="001166fe"/>
    </style:style>
    <style:style style:name="P5" style:family="paragraph" style:parent-style-name="Standard">
      <style:text-properties officeooo:rsid="00102ffc" officeooo:paragraph-rsid="00102ffc"/>
    </style:style>
    <style:style style:name="P6" style:family="paragraph" style:parent-style-name="Standard">
      <style:text-properties officeooo:rsid="00102ffc" officeooo:paragraph-rsid="0015cf41"/>
    </style:style>
    <style:style style:name="P7" style:family="paragraph" style:parent-style-name="Standard">
      <style:text-properties officeooo:rsid="00102ffc" officeooo:paragraph-rsid="0018ad62"/>
    </style:style>
    <style:style style:name="P8" style:family="paragraph" style:parent-style-name="Standard">
      <style:text-properties officeooo:rsid="00102ffc" officeooo:paragraph-rsid="00278966"/>
    </style:style>
    <style:style style:name="P9" style:family="paragraph" style:parent-style-name="Standard">
      <style:text-properties officeooo:paragraph-rsid="0015cf41"/>
    </style:style>
    <style:style style:name="P10" style:family="paragraph" style:parent-style-name="Standard">
      <style:text-properties officeooo:rsid="0015cf41" officeooo:paragraph-rsid="0015cf41"/>
    </style:style>
    <style:style style:name="P11" style:family="paragraph" style:parent-style-name="Standard">
      <style:text-properties officeooo:rsid="0015cf41" officeooo:paragraph-rsid="0016b6bb"/>
    </style:style>
    <style:style style:name="P12" style:family="paragraph" style:parent-style-name="Standard">
      <style:text-properties officeooo:rsid="0016b6bb" officeooo:paragraph-rsid="0016b6bb"/>
    </style:style>
    <style:style style:name="P13" style:family="paragraph" style:parent-style-name="Standard">
      <style:text-properties officeooo:rsid="0016b6bb" officeooo:paragraph-rsid="00278966"/>
    </style:style>
    <style:style style:name="P14" style:family="paragraph" style:parent-style-name="Standard">
      <style:text-properties officeooo:rsid="0018ad62" officeooo:paragraph-rsid="0018ad62"/>
    </style:style>
    <style:style style:name="P15" style:family="paragraph" style:parent-style-name="Standard">
      <style:text-properties officeooo:rsid="001928ed" officeooo:paragraph-rsid="001928ed"/>
    </style:style>
    <style:style style:name="P16" style:family="paragraph" style:parent-style-name="Standard">
      <style:text-properties officeooo:rsid="001bac37" officeooo:paragraph-rsid="001bac37"/>
    </style:style>
    <style:style style:name="P17" style:family="paragraph" style:parent-style-name="Standard">
      <style:text-properties officeooo:rsid="001e159a" officeooo:paragraph-rsid="001e159a"/>
    </style:style>
    <style:style style:name="P18" style:family="paragraph" style:parent-style-name="Standard">
      <style:text-properties officeooo:rsid="001f3287" officeooo:paragraph-rsid="001f3287"/>
    </style:style>
    <style:style style:name="P19" style:family="paragraph" style:parent-style-name="Standard">
      <style:text-properties officeooo:paragraph-rsid="00200dea"/>
    </style:style>
    <style:style style:name="P20" style:family="paragraph" style:parent-style-name="Standard">
      <style:text-properties officeooo:rsid="00278966" officeooo:paragraph-rsid="00278966"/>
    </style:style>
    <style:style style:name="P21" style:family="paragraph" style:parent-style-name="Standard">
      <style:text-properties officeooo:rsid="00278966" officeooo:paragraph-rsid="002c1c64"/>
    </style:style>
    <style:style style:name="P22" style:family="paragraph" style:parent-style-name="Standard">
      <style:text-properties officeooo:paragraph-rsid="00278966"/>
    </style:style>
    <style:style style:name="P23" style:family="paragraph" style:parent-style-name="Standard">
      <style:text-properties officeooo:rsid="0028ab42" officeooo:paragraph-rsid="0028ab42"/>
    </style:style>
    <style:style style:name="P24" style:family="paragraph" style:parent-style-name="Standard">
      <style:text-properties officeooo:rsid="0028ab42" officeooo:paragraph-rsid="002d3cf1"/>
    </style:style>
    <style:style style:name="P25" style:family="paragraph" style:parent-style-name="Standard">
      <style:text-properties officeooo:paragraph-rsid="0028ab42"/>
    </style:style>
    <style:style style:name="P26" style:family="paragraph" style:parent-style-name="Standard">
      <style:text-properties officeooo:paragraph-rsid="002c1c64"/>
    </style:style>
    <style:style style:name="P27" style:family="paragraph" style:parent-style-name="Standard">
      <style:text-properties officeooo:rsid="002c1c64" officeooo:paragraph-rsid="002c1c64"/>
    </style:style>
    <style:style style:name="P28" style:family="paragraph" style:parent-style-name="Standard">
      <style:text-properties officeooo:rsid="002c9d54" officeooo:paragraph-rsid="002c9d54"/>
    </style:style>
    <style:style style:name="P29" style:family="paragraph" style:parent-style-name="Standard">
      <style:text-properties officeooo:paragraph-rsid="00318c1a"/>
    </style:style>
    <style:style style:name="P30" style:family="paragraph" style:parent-style-name="Standard">
      <style:text-properties officeooo:rsid="002d3cf1" officeooo:paragraph-rsid="002d3cf1"/>
    </style:style>
    <style:style style:name="P31" style:family="paragraph" style:parent-style-name="Table_20_Contents">
      <style:text-properties officeooo:rsid="00102ffc" officeooo:paragraph-rsid="001166fe"/>
    </style:style>
    <style:style style:name="P32" style:family="paragraph" style:parent-style-name="Table_20_Contents">
      <style:text-properties officeooo:rsid="00102ffc" officeooo:paragraph-rsid="0016b6bb"/>
    </style:style>
    <style:style style:name="P33" style:family="paragraph" style:parent-style-name="Table_20_Contents">
      <style:text-properties officeooo:paragraph-rsid="0015cf41"/>
    </style:style>
    <style:style style:name="P34" style:family="paragraph" style:parent-style-name="Table_20_Contents">
      <style:paragraph-properties fo:text-align="center" style:justify-single-word="false"/>
      <style:text-properties officeooo:rsid="0015cf41" officeooo:paragraph-rsid="0015cf41"/>
    </style:style>
    <style:style style:name="P35" style:family="paragraph" style:parent-style-name="Table_20_Contents">
      <style:paragraph-properties fo:text-align="center" style:justify-single-word="false"/>
      <style:text-properties officeooo:rsid="0016b6bb" officeooo:paragraph-rsid="0016b6bb"/>
    </style:style>
    <style:style style:name="P36" style:family="paragraph" style:parent-style-name="Subtitle">
      <style:text-properties officeooo:paragraph-rsid="00102ffc"/>
    </style:style>
    <style:style style:name="P37" style:family="paragraph" style:parent-style-name="Subtitle">
      <style:text-properties officeooo:paragraph-rsid="0015cf41"/>
    </style:style>
    <style:style style:name="P38" style:family="paragraph" style:parent-style-name="Subtitle">
      <style:text-properties officeooo:paragraph-rsid="00278966"/>
    </style:style>
    <style:style style:name="P39" style:family="paragraph" style:parent-style-name="Subtitle">
      <style:text-properties officeooo:paragraph-rsid="0028ab42"/>
    </style:style>
    <style:style style:name="P40" style:family="paragraph" style:parent-style-name="Subtitle">
      <style:text-properties officeooo:paragraph-rsid="002c1c64"/>
    </style:style>
    <style:style style:name="P41" style:family="paragraph" style:parent-style-name="Subtitle">
      <style:text-properties officeooo:paragraph-rsid="00318c1a"/>
    </style:style>
    <style:style style:name="P42" style:family="paragraph" style:parent-style-name="Heading_20_2">
      <style:text-properties officeooo:paragraph-rsid="00102ffc"/>
    </style:style>
    <style:style style:name="P43" style:family="paragraph" style:parent-style-name="Heading_20_2">
      <style:text-properties officeooo:paragraph-rsid="0015cf41"/>
    </style:style>
    <style:style style:name="P44" style:family="paragraph" style:parent-style-name="Heading_20_2">
      <style:text-properties fo:font-size="20pt" style:font-size-asian="20pt" style:font-size-complex="20pt"/>
    </style:style>
    <style:style style:name="P45" style:family="paragraph" style:parent-style-name="Heading_20_2">
      <style:text-properties officeooo:paragraph-rsid="00278966"/>
    </style:style>
    <style:style style:name="P46" style:family="paragraph" style:parent-style-name="Heading_20_2">
      <style:text-properties officeooo:paragraph-rsid="0028ab42"/>
    </style:style>
    <style:style style:name="P47" style:family="paragraph" style:parent-style-name="Standard">
      <style:text-properties officeooo:rsid="0028ab42" officeooo:paragraph-rsid="002d3cf1"/>
    </style:style>
    <style:style style:name="P48" style:family="paragraph" style:parent-style-name="Standard">
      <style:text-properties officeooo:rsid="0037dbb6" officeooo:paragraph-rsid="0037dbb6"/>
    </style:style>
    <style:style style:name="P49" style:family="paragraph" style:parent-style-name="Title" style:master-page-name="Standard">
      <style:paragraph-properties fo:text-align="center" style:justify-single-word="false" style:page-number="1"/>
    </style:style>
    <style:style style:name="T1" style:family="text">
      <style:text-properties officeooo:rsid="0010242e"/>
    </style:style>
    <style:style style:name="T2" style:family="text">
      <style:text-properties officeooo:rsid="00102ffc"/>
    </style:style>
    <style:style style:name="T3" style:family="text">
      <style:text-properties officeooo:rsid="0015cf41"/>
    </style:style>
    <style:style style:name="T4" style:family="text">
      <style:text-properties officeooo:rsid="0016b6bb"/>
    </style:style>
    <style:style style:name="T5" style:family="text">
      <style:text-properties officeooo:rsid="001928ed"/>
    </style:style>
    <style:style style:name="T6" style:family="text">
      <style:text-properties officeooo:rsid="0019fd47"/>
    </style:style>
    <style:style style:name="T7" style:family="text">
      <style:text-properties officeooo:rsid="001bac37"/>
    </style:style>
    <style:style style:name="T8" style:family="text">
      <style:text-properties officeooo:rsid="001e159a"/>
    </style:style>
    <style:style style:name="T9" style:family="text">
      <style:text-properties officeooo:rsid="001f3287"/>
    </style:style>
    <style:style style:name="T10" style:family="text">
      <style:text-properties fo:font-weight="bold" style:font-weight-asian="bold" style:font-weight-complex="bold"/>
    </style:style>
    <style:style style:name="T11" style:family="text">
      <style:text-properties officeooo:rsid="001f696b"/>
    </style:style>
    <style:style style:name="T12" style:family="text">
      <style:text-properties officeooo:rsid="00200dea"/>
    </style:style>
    <style:style style:name="T13" style:family="text">
      <style:text-properties officeooo:rsid="002158bd"/>
    </style:style>
    <style:style style:name="T14" style:family="text">
      <style:text-properties officeooo:rsid="0023f275"/>
    </style:style>
    <style:style style:name="T15" style:family="text">
      <style:text-properties officeooo:rsid="002604aa"/>
    </style:style>
    <style:style style:name="T16" style:family="text">
      <style:text-properties officeooo:rsid="00278966"/>
    </style:style>
    <style:style style:name="T17" style:family="text">
      <style:text-properties officeooo:rsid="0028ab42"/>
    </style:style>
    <style:style style:name="T18" style:family="text">
      <style:text-properties officeooo:rsid="002a90a1"/>
    </style:style>
    <style:style style:name="T19" style:family="text">
      <style:text-properties officeooo:rsid="002b478e"/>
    </style:style>
    <style:style style:name="T20" style:family="text">
      <style:text-properties officeooo:rsid="002c1c64"/>
    </style:style>
    <style:style style:name="T21" style:family="text">
      <style:text-properties officeooo:rsid="002efb5b"/>
    </style:style>
    <style:style style:name="T22" style:family="text">
      <style:text-properties officeooo:rsid="0030cdcb"/>
    </style:style>
    <style:style style:name="T23" style:family="text">
      <style:text-properties officeooo:rsid="00318c1a"/>
    </style:style>
    <style:style style:name="T24" style:family="text">
      <style:text-properties officeooo:rsid="00335840"/>
    </style:style>
    <style:style style:name="T25" style:family="text">
      <style:text-properties officeooo:rsid="00356810"/>
    </style:style>
    <style:style style:name="T26" style:family="text">
      <style:text-properties officeooo:rsid="0037dbb6"/>
    </style:style>
    <style:style style:name="T27" style:family="text">
      <style:text-properties officeooo:rsid="0037ed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heading=h.gjdgxs"/>Compte rendu TP</text:p>
      <text:p text:style-name="Subtitle"><text:bookmark text:name="_heading=h.30j0zll"/></text:p>
      <text:p text:style-name="Subtitle"><text:bookmark text:name="_heading=h.1fob9te"/>Composition de l’équipe :</text:p>
      <text:p text:style-name="Standard"/>
      <text:p text:style-name="Standard">Kenzi LAKHDARI</text:p>
      <text:p text:style-name="Standard">Zineb MOUKIR</text:p>
      <text:p text:style-name="Standard">Youssra SENHAJI</text:p>
      <text:p text:style-name="Standard">Mohamed BOUDAA</text:p>
      <text:p text:style-name="Standard"/>
      <text:p text:style-name="Standard"/>
      <text:p text:style-name="Standard"/>
      <text:p text:style-name="Standard"/>
      <text:p text:style-name="Standard"/>
      <text:p text:style-name="Subtitle"><text:bookmark text:name="_heading=h.3znysh7"/>Description du produit :</text:p>
      <text:p text:style-name="Standard"/>
      <text:p text:style-name="Standard">Gestion d’un cabinet médical via une application web</text:p>
      <text:p text:style-name="Standard"/>
      <text:p text:style-name="Standard"/>
      <text:p text:style-name="Standard"/>
      <text:p text:style-name="Standard"/>
      <text:p text:style-name="Subtitle"><text:bookmark text:name="_heading=h.2et92p0"/>Organisation au départ de la simulation :</text:p>
      <text:p text:style-name="Standard"/>
      <text:p text:style-name="Standard"/>
      <text:p text:style-name="Standard">Méthode AGILE utilisé : <text:span text:style-name="T10">SCRUM</text:span></text:p>
      <text:p text:style-name="Standard">Projets divisé en SPRINT de <text:span text:style-name="T1">1</text:span>h</text:p>
      <text:p text:style-name="Standard">-Constitution de <text:span text:style-name="T11">l’équipe</text:span> et des user stories</text:p>
      <text:p text:style-name="Standard">-Recueil des besoins du client dans le backlog</text:p>
      <text:p text:style-name="Standard">-Réalisation du travail prévu </text:p>
      <text:p text:style-name="Standard">-Retour client sur les <text:span text:style-name="T11">fonctionnalités</text:span> établies</text:p>
      <text:p text:style-name="Standard">-Amélioration ou ajout de <text:span text:style-name="T11">fonctionnalités</text:span></text:p>
      <text:p text:style-name="Standard"/>
      <text:p text:style-name="Standard"/>
      <text:p text:style-name="P41"><text:bookmark text:name="_heading=h.tyjcwt"/><text:span text:style-name="T11">L</text:span>ien vers <text:span text:style-name="T23">le code :</text:span></text:p>
      <text:p text:style-name="P29"/>
      <text:p text:style-name="Subtitle"><text:span text:style-name="T11">L</text:span>ien vers le backlog :</text:p>
      <text:p text:style-name="Standard"/>
      <text:p text:style-name="Standard">https://github.com/kenzil/AGILE/blob/6099592c95edf906d35ee2b4dc2123fbaae6f7b8/user%20story.txt</text:p>
      <text:p text:style-name="Standard"/>
      <text:p text:style-name="Standard"><text:bookmark text:name="_heading=h.4d34og8"/><text:soft-page-break/></text:p>
      <text:p text:style-name="Heading_20_2"><text:bookmark text:name="_heading=h.2s8eyo1"/></text:p>
      <text:p text:style-name="P44"><text:bookmark text:name="_heading=h.17dp8vu"/>Compte rendu des sprints </text:p>
      <text:p text:style-name="P2"/>
      <text:p text:style-name="P1">à dupliquer</text:p>
      <text:p text:style-name="Standard"/>
      <text:p text:style-name="P42">Sprint <text:span text:style-name="T1">1</text:span></text:p>
      <text:p text:style-name="P3"/>
      <text:p text:style-name="P36"><text:bookmark text:name="_heading=h.26in1rg"/>CR lancement du Sprint</text:p>
      <text:p text:style-name="P5">Nous voulons réaliser les fonctionnalités suivantes :</text:p>
      <text:p text:style-name="P3"/>
      <text:p text:style-name="P31">Fonctionnalités <text:span text:style-name="T11">secrétaire</text:span> :</text:p>
      <text:p text:style-name="P31">- Rechercher patient et <text:span text:style-name="T12">médecin</text:span> par nom</text:p>
      <text:p text:style-name="P31">- Visualiser le calendrier</text:p>
      <text:p text:style-name="P31">- Créer un nouveau rendez-vous et l’associer à un <text:span text:style-name="T12">médecin</text:span> </text:p>
      <text:p text:style-name="P31">- Modifier un rendez-vous</text:p>
      <text:p text:style-name="P31">- Annuler un rendez-vous</text:p>
      <text:p text:style-name="P31"><text:bookmark text:name="_heading=h.lnxbz9"/>- Au cas de modification d’un rendez-vous, notifier les concernés</text:p>
      <text:p text:style-name="P31"/>
      <text:p text:style-name="P31"/>
      <text:p text:style-name="P36">CR démo</text:p>
      <text:p text:style-name="P4">Après la fin du sprint, nous n’avons pas pu terminer toutes les fonctionnalités du Backlog Sprint.</text:p>
      <text:p text:style-name="P4">On a pu terminer les fonctionnalités suivantes :</text:p>
      <text:p text:style-name="P31">- Rechercher patient et <text:span text:style-name="T12">médecin</text:span> par nom</text:p>
      <text:p text:style-name="P31">- Visualiser le calendrier</text:p>
      <text:p text:style-name="P31">- Créer un nouveau rendez-vous et l’associer à un <text:span text:style-name="T12">médecin</text:span> </text:p>
      <text:p text:style-name="P3"/>
      <text:p text:style-name="P36"><text:bookmark text:name="_heading=h.35nkun2"/>CR rétrospective</text:p>
      <text:p text:style-name="P19">- <text:span text:style-name="T12">Nous avons sous-évalué la durée de production des taches par conséquent nous allons réduire le temps de sprint de 2h à 1h pour avoir plus de Feed-back et que les sprints soient plus cadencées.</text:span></text:p>
      <text:p text:style-name="P19">- <text:span text:style-name="T12">Nous avions des backlog sprints chargés, on a réduit la charge de travail pour chaque sprint.</text:span></text:p>
      <text:p text:style-name="P3"/>
      <text:p text:style-name="P3"/>
      <text:p text:style-name="P3"/>
      <text:p text:style-name="P42"><text:soft-page-break/>Sprint <text:span text:style-name="T2">2</text:span></text:p>
      <text:p text:style-name="P3"/>
      <text:p text:style-name="P36"><text:bookmark text:name="_heading=h.26in1rg1"/>CR lancement du Sprint</text:p>
      <text:p text:style-name="P5">Nous voulons réaliser les fonctionnalités suivantes :</text:p>
      <text:p text:style-name="P3"/>
      <text:p text:style-name="P33"><text:bookmark text:name="_heading=h.lnxbz91"/>- En tant que <text:span text:style-name="T12">médecin</text:span>, je souhaite pouvoir consulter et gérer mes rendez-vous afin de mieux <text:span text:style-name="T12">maîtriser</text:span> mon emploi du temps.</text:p>
      <text:p text:style-name="P33">- <text:span text:style-name="T3">Nous avons réaliser les maquettes de notre application web de plus les diagrammes de (classes -</text:span></text:p>
      <text:p text:style-name="P33"/>
      <text:p text:style-name="P36">CR démo</text:p>
      <text:p text:style-name="P3"/>
      <text:p text:style-name="P10">On a pu terminer la fonctionnalité de gestion des rendez vous par la secrétaire.</text:p>
      <text:p text:style-name="P10"/>
      <text:p text:style-name="P10"/>
      <text:p text:style-name="P36"><text:bookmark text:name="_heading=h.35nkun21"/>CR rétrospective</text:p>
      <text:p text:style-name="P3">- <text:span text:style-name="T8">On a pu effectuer les taches. On continue le travail en essayant d’être plus productif.</text:span></text:p>
      <text:p text:style-name="Heading_20_2"><text:bookmark text:name="_heading=h.1ksv4uv"/>Sprint <text:span text:style-name="T3">03</text:span></text:p>
      <text:p text:style-name="Standard"/>
      <text:p text:style-name="Subtitle"><text:bookmark text:name="_heading=h.44sinio"/>CR lancement du Sprint</text:p>
      <text:p text:style-name="P6"/>
      <text:p text:style-name="P6"/>
      <text:p text:style-name="P10">On prévois de tester les différentes fonctionnalités déjà mise en place.</text:p>
      <text:p text:style-name="P10"/>
      <table:table table:name="Tableau1" table:style-name="Tableau1">
        <table:table-column table:style-name="Tableau1.A"/>
        <table:table-column table:style-name="Tableau1.B"/>
        <table:table-row>
          <table:table-cell table:style-name="Tableau1.A1" office:value-type="string">
            <text:p text:style-name="P34">Fonctionnalité</text:p>
          </table:table-cell>
          <table:table-cell table:style-name="Tableau1.B1" office:value-type="string">
            <text:p text:style-name="P34"><text:span text:style-name="T4">Résultats</text:span> du test</text:p>
          </table:table-cell>
        </table:table-row>
        <table:table-row>
          <table:table-cell table:style-name="Tableau1.A2" office:value-type="string">
            <text:p text:style-name="P32">Rechercher patient et <text:span text:style-name="T13">médecin</text:span> par nom</text:p>
          </table:table-cell>
          <table:table-cell table:style-name="Tableau1.B2" office:value-type="string">
            <text:p text:style-name="P35">OK</text:p>
          </table:table-cell>
        </table:table-row>
        <table:table-row>
          <table:table-cell table:style-name="Tableau1.A2" office:value-type="string">
            <text:p text:style-name="P32">Visualiser le calendrier</text:p>
          </table:table-cell>
          <table:table-cell table:style-name="Tableau1.B2" office:value-type="string">
            <text:p text:style-name="P35">OK</text:p>
          </table:table-cell>
        </table:table-row>
        <table:table-row>
          <table:table-cell table:style-name="Tableau1.A2" office:value-type="string">
            <text:p text:style-name="P32">Créer un nouveau rendez-vous et l’associer à un <text:span text:style-name="T13">médecin</text:span> </text:p>
          </table:table-cell>
          <table:table-cell table:style-name="Tableau1.B2" office:value-type="string">
            <text:p text:style-name="P35">OK</text:p>
          </table:table-cell>
        </table:table-row>
        <table:table-row>
          <table:table-cell table:style-name="Tableau1.A2" office:value-type="string">
            <text:p text:style-name="P11"><text:span text:style-name="T4">G</text:span>estion des rendez vous par la secrétaire.</text:p>
          </table:table-cell>
          <table:table-cell table:style-name="Tableau1.B2" office:value-type="string">
            <text:p text:style-name="P35">OK</text:p>
          </table:table-cell>
        </table:table-row>
      </table:table>
      <text:p text:style-name="P10"/>
      <text:p text:style-name="P12">On prévois de montrer au client la maquette du site,</text:p>
      <text:p text:style-name="P10"/>
      <text:p text:style-name="P10"/>
      <text:p text:style-name="P10"/>
      <text:p text:style-name="P6"/>
      <text:p text:style-name="P32"/>
      <text:p text:style-name="P32"/>
      <text:p text:style-name="P32"/>
      <text:p text:style-name="P6"><text:soft-page-break/></text:p>
      <text:p text:style-name="P6"/>
      <text:p text:style-name="P6"/>
      <text:p text:style-name="P6"/>
      <text:p text:style-name="Subtitle"><text:bookmark text:name="_heading=h.2jxsxqh"/></text:p>
      <text:p text:style-name="Subtitle"><text:bookmark text:name="_heading=h.z337ya"/>CR démo</text:p>
      <text:p text:style-name="P12">Nous avons réalisé les test des différentes fonctionnalité développé précédemment. Elles se sont s’avérer concluantes.</text:p>
      <text:p text:style-name="P14">Nous avons montré la maquette au client, il a apprécier avec les remarques suivantes :</text:p>
      <text:p text:style-name="P14">-La visualisation des rendez vous devrait être sous forme Agenda et pas listé ;</text:p>
      <text:p text:style-name="P14">-Il souhaiterai pouvoir bloquer les annulation et déplacements de rendez vous qui sont effectué <text:span text:style-name="T5">24</text:span>h avant le rendez-vous </text:p>
      <text:p text:style-name="P14">-Il souhaiterai de plus que l’application propose au patient,avant une annulation, de déplacer le rendez vous,</text:p>
      <text:p text:style-name="Standard"/>
      <text:p text:style-name="Subtitle"><text:bookmark text:name="_heading=h.3j2qqm3"/>CR rétrospective</text:p>
      <text:p text:style-name="P14">Pour la suite, on décide de prioriser la fonctionnalité de déplacement d’un rendez vous car il s’agit d’un critère du client important.</text:p>
      <text:p text:style-name="Standard"/>
      <text:p text:style-name="P14">L’implémentation d’un planning sous forme d’agenda étant fastidieux, on a préféré, après concertation avec le client, minimiser le travail nécessaire au développement de l’agenda en le implémentant sous forme de liste ce qui nous permettra de développer plus de fonctionnalités, On ajoutera un planning Agenda par la suite si il nous reste plus de temps.</text:p>
      <text:p text:style-name="P14"/>
      <text:p text:style-name="P16">Le client a souhaiter, avoir plus de feed-back. On veillera donc a revenir vers lui plus souvent en lui présentant l’avancée du travail.</text:p>
      <text:p text:style-name="P7"/>
      <text:p text:style-name="P43">Sprint <text:span text:style-name="T3">04</text:span></text:p>
      <text:p text:style-name="P9"/>
      <text:p text:style-name="P37"><text:bookmark text:name="_heading=h.44sinio1"/>CR lancement du Sprint</text:p>
      <text:p text:style-name="P15">On va premièrement développer la fonctionnalité de déplacement d’un rendez vous <text:span text:style-name="T7">car elle apporte de la valeur au projet et que le client le souhaite</text:span>.</text:p>
      <text:p text:style-name="P15">Pour déplacer un rendez vous, le patient devra réaliser ce déplacement 24h avant son rendez-vou<text:span text:style-name="T6">s.</text:span></text:p>
      <text:p text:style-name="P15"/>
      <text:p text:style-name="P17">Pour ce faire on devra déjà développer le compte patient.</text:p>
      <text:p text:style-name="P6"/>
      <text:p text:style-name="P6"/>
      <text:p text:style-name="P6"/>
      <text:p text:style-name="P37"><text:bookmark text:name="_heading=h.2jxsxqh1"/><text:soft-page-break/></text:p>
      <text:p text:style-name="P37"><text:bookmark text:name="_heading=h.z337ya1"/>CR démo</text:p>
      <text:p text:style-name="P17">On s’est concerter avec le client concernant la fonctionnalité de déplacement d’un rendez vous par le patient. Celle ci se voit difficile a réaliser car l’implémentation de cette fonction est dépendante d’une autre fonctionnalité pas encore développé<text:span text:style-name="T14">e</text:span> <text:span text:style-name="T9">et que c’est complexe a mettre en place en peu de temps.</text:span></text:p>
      <text:p text:style-name="P18">On a donc décider avec l’accord du client, de transférer cette fonctionnalité au niveau des privilèges secrétaire,</text:p>
      <text:p text:style-name="P18"/>
      <text:p text:style-name="P18">De plus, un soucis technique à été rencontré ce qui a perturbé le client.</text:p>
      <text:p text:style-name="P9"/>
      <text:p text:style-name="P37"><text:bookmark text:name="_heading=h.3j2qqm31"/>CR rétrospective</text:p>
      <text:p text:style-name="P9"/>
      <text:p text:style-name="P18">Pour le prochain sprint, on veillera a ce que le bug soit corrigé,</text:p>
      <text:p text:style-name="P18">Pour rassurer le client, nous avons décidé de mettre en place un test unitaire a l’avenir sur nos code.</text:p>
      <text:p text:style-name="Standard"/>
      <text:p text:style-name="Standard"/>
      <text:p text:style-name="Standard"/>
      <text:p text:style-name="P45">Sprint <text:span text:style-name="T3">05</text:span></text:p>
      <text:p text:style-name="P22"/>
      <text:p text:style-name="P38"><text:bookmark text:name="_heading=h.44sinio11"/>CR lancement du Sprint</text:p>
      <text:p text:style-name="P22">- <text:span text:style-name="T16">Nous allons corriger le bug d’intégration du compte secretaire.</text:span></text:p>
      <text:p text:style-name="P13">- Nous allons réaliser les tests unitaires de différentes fonctionnalités afin d’améliorer la qualité du logiciel tel que : Login – inscription d’un compte patient ..</text:p>
      <text:p text:style-name="P22">- <text:span text:style-name="T15">Nous allons mettre en place le compte patient avec la fonctionnalité suivante :</text:span></text:p>
      <text:p text:style-name="P22"><text:tab/>* <text:span text:style-name="T15">Visualiser ses rendez vous</text:span></text:p>
      <text:p text:style-name="P22">- <text:span text:style-name="T15">Amélioration de la page d’accueil :</text:span></text:p>
      <text:p text:style-name="P22"><text:tab/>* <text:span text:style-name="T15">Possibilité de voir la liste des docteurs et les spécialités disponibles dans le cabinet pour les visiteurs non inscrits</text:span></text:p>
      <text:p text:style-name="P8"/>
      <text:p text:style-name="P22"><text:bookmark text:name="_heading=h.2jxsxqh11"/></text:p>
      <text:p text:style-name="P38"><text:bookmark text:name="_heading=h.z337ya11"/>CR démo</text:p>
      <text:p text:style-name="P20">Nous avons pu assurer la qualité de notre logiciel en multipliant le volume des tests unitaires avec un taux de succès élevé, ainsi, le client est satisfait d’avancement du logiciel.</text:p>
      <text:p text:style-name="P20">Nous avons réussi a mettre en place toutes les fonctionnalités prévu pour le sprint.</text:p>
      <text:p text:style-name="P22"/>
      <text:p text:style-name="P38"><text:bookmark text:name="_heading=h.3j2qqm311"/><text:soft-page-break/>CR rétrospective</text:p>
      <text:p text:style-name="P22"/>
      <text:p text:style-name="P20">Pour le prochain sprint nous allons mettre en place la fonction de modification des horaires des rendez-vous à partir du compte secrétaire. Le temps des sprint et la méthodologie de travail de l’équipe jusqu’à présent est satisfaisante, nous continuons de la même manière</text:p>
      <text:p text:style-name="P20"/>
      <text:p text:style-name="P45">Sprint <text:span text:style-name="T3">06</text:span></text:p>
      <text:p text:style-name="P22"/>
      <text:p text:style-name="P38"><text:bookmark text:name="_heading=h.44sinio111"/>CR lancement du Sprint</text:p>
      <text:p text:style-name="P22">- <text:span text:style-name="T16">La mise en place de l’option de modification de l’horaire d’un rendez vous par la secrétaire</text:span></text:p>
      <text:p text:style-name="P8">- <text:span text:style-name="T16">L’amélioration de l’interface d’espace patient.</text:span></text:p>
      <text:p text:style-name="P22"><text:bookmark text:name="_heading=h.2jxsxqh111"/></text:p>
      <text:p text:style-name="P38"><text:bookmark text:name="_heading=h.z337ya111"/>CR démo</text:p>
      <text:p text:style-name="P20">La fonctionnalité de modification d’horaire des rendez-vous a été mise en place avec succès. Mais vu que le temps est serré, nous ne pouvons pas encore créer une interface élégante pour cette fonctionnalité, alors nous avons mis provisoirement une interface <text:span text:style-name="T17">conviviale</text:span> pour faire le travail.</text:p>
      <text:p text:style-name="P20"/>
      <text:p text:style-name="P22"/>
      <text:p text:style-name="P38"><text:bookmark text:name="_heading=h.3j2qqm3111"/>CR rétrospective</text:p>
      <text:p text:style-name="P22"/>
      <text:p text:style-name="P20">Pour le prochain sprint nous allons mettre en place la fonction de modification des horaires des rendez-vous à partir du compte secrétaire. Le temps des sprint et la méthodologie de travail de l’équipe jusqu’à présent est satisfaisante, nous continuons de la même manière</text:p>
      <text:p text:style-name="P20"/>
      <text:p text:style-name="P20"/>
      <text:p text:style-name="P46">Sprint <text:span text:style-name="T3">07</text:span></text:p>
      <text:p text:style-name="P25"/>
      <text:p text:style-name="P39"><text:bookmark text:name="_heading=h.44sinio1111"/>CR lancement du Sprint</text:p>
      <text:p text:style-name="P25">- <text:span text:style-name="T17">La possibilité de créer un compte patient par la secrétaire.</text:span></text:p>
      <text:p text:style-name="P20">- <text:s/><text:span text:style-name="T19">Prévenir le patient</text:span> a l'avance d'un rendez vous.</text:p>
      <text:p text:style-name="P20"/>
      <text:p text:style-name="P40">CR démo</text:p>
      <text:p text:style-name="P27">Le compte patient se crée par la secrétaire quand un nouveau patient se présente au cabinet. Un mot de passe aléatoire se génère sur l’interface de la secrétaire.</text:p>
      <text:p text:style-name="P27">La fonction de prévenir le patient d’un rendez-vous n’a pas été achevé car notre <text:soft-page-break/>environnement de développement ne contient pas encore un serveur de messagerie local.</text:p>
      <text:p text:style-name="P21"/>
      <text:p text:style-name="P26"/>
      <text:p text:style-name="P40"><text:bookmark text:name="_heading=h.3j2qqm31111"/>CR rétrospective</text:p>
      <text:p text:style-name="P26"/>
      <text:p text:style-name="P21">Pour le prochain sprint <text:span text:style-name="T20">nous allons installer un serveur de messagerie à fin de pouvoir tester la fonctionnalité de prévenir un patient automatiquement par mail.</text:span></text:p>
      <text:p text:style-name="P28">La fonctionnalité de changement de mot de passe doit être mis en place pour assurer la transparence et la sécurité sur l’application.</text:p>
      <text:p text:style-name="P21"/>
      <text:p text:style-name="Heading_20_2"><text:bookmark text:name="_heading=h.1y810tw"/>Bilan de la simulation :</text:p>
      <text:p text:style-name="Standard"/>
      <text:p text:style-name="P23"><text:tab/>Au début du projet, nous avons fait plusieurs échanges avec le client à fin de connaître ses besoins et <text:s/>les bien classer par ordre de priorité <text:span text:style-name="T18">dans le backlog. Après que nous avons pu construire une image générale sur l’application, on a choisi de travailler avec un framework, vu que l’application doit avoir une structure indépendante et résiliente au changements pour faciliter les futures améliorations qui peuvent être apporté au code. </text:span></text:p>
      <text:p text:style-name="P24"><text:tab/></text:p>
      <text:p text:style-name="P30"><text:tab/>Nous avions le choix entre deux frameworks que notre équipe maîtrisait bien, Spring <text:span text:style-name="T25">et</text:span> Laravel, finalement le choix à tombé sur Laravel car la configuration de Spring prend beaucoup du temps et nécessite un budget supérieur.</text:p>
      <text:p text:style-name="P24"/>
      <text:p text:style-name="P24">*<text:span text:style-name="T21">Choix de la méthode agile</text:span></text:p>
      <text:p text:style-name="P24"/>
      <text:p text:style-name="P24"><text:tab/><text:span text:style-name="T21">Encore une fois nous nous retrouvons devant un choix qu’il fallait faire. Il y en a plusieurs méthodes agiles, et chacune ses avantages et ses inconvénients. En prenant compte de temps du projet et la taille de l’équipe, nous avons besoin d’une méthode agile qui va nous permettre d’avoir beaucoup de Feedback, une communication claire et non ambigu et une structure de rôles bien définie. Finalement on a choisi la méthode SCRUM.</text:span></text:p>
      <text:p text:style-name="P24"/>
      <text:p text:style-name="P24"><text:tab/><text:span text:style-name="T22">Le début du travail sur le projet a commencé par des sprint de 2h, et des backlogs chargés, par conséquent, il y avait peu de Feedback entre les membres de l’équipe, et plusieurs tâches n’ont pas été réalisées, du coup, l’équipe a décidé de réduire la taille des sprints à 1h ainsi de réduire la charge des tâches à faire.</text:span></text:p>
      <text:p text:style-name="P24"/>
      <text:p text:style-name="P24"><text:tab/><text:span text:style-name="T23">Nous avons repris le contact avec le client pour lui montrer les maquettes de l’application, généralement il était satisfait, mais il y avait certaines choses qui ne l’a pas satisfait, mais on a arrivé à résoudre le mal entendu.</text:span></text:p>
      <text:p text:style-name="P24"/>
      <text:p text:style-name="P24"><text:tab/><text:span text:style-name="T24">Dans un temps, il y avait un manque de communication entre notre équipe et le client, ce qui a causé une mauvaise prise de décision à propos des priorités des fonctionnalités selon les besoins du client, et un backlog non mis a jour pour une longue durée. Pour remédier à cela, on a repris le contact avec le client d’une manière consécutive à fin de garder la communication et de le projeter plus sur l’état d’avancement du projet. Le client a été de nouveau satisfait.</text:span></text:p>
      <text:p text:style-name="P24"><text:soft-page-break/><text:tab/><text:span text:style-name="T25">Les tests des fonctionnalités de l’application était manuels au début, ce qui a causé plusieurs problèmes comme la non ré-utilisabilité des tests. Lors de la présentation d’une partie de l’application au client, un bug a déclenché, ce qui a perturbé la confiance du client. Pour remédier à cela, nous avons mis en place plusieurs tests unitaires pour toutes les fonctionnalités critiques de l’application, les résultats étaient satisfaisants avec un taux de succès élevé.</text:span></text:p>
      <text:p text:style-name="P24"/>
      <text:p text:style-name="P24"><text:tab/><text:span text:style-name="T26">Le temps était si serré qu’on devait sacrifier plusieurs fonctionnalités au détriment d’autres fonctionnalités qui intéressaient plus le client. </text:span></text:p>
      <text:p text:style-name="P24"/>
      <text:p text:style-name="P48"><text:tab/>Le niveau fonctionnelle de l’application est presque tous terminé, <text:span text:style-name="T27">cependant l’interface graphique est simple mais conviviale, et il y reste plusieurs chose à ajouter pour améliorer la visibilité des information et la souplesse d’utilisation de l’application.</text:span></text:p>
      <text:p text:style-name="P48"/>
      <text:p text:style-name="P24"/>
      <text:p text:style-name="P24"/>
      <text:p text:style-name="P23"/>
      <text:p text:style-name="P23"/>
      <text:p text:style-name="P2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0-01T17:43:58.547000000</dc:date>
    <meta:editing-duration>PT1H9M8S</meta:editing-duration>
    <meta:editing-cycles>14</meta:editing-cycles>
    <meta:generator>LibreOffice/6.0.7.3$Windows_X86_64 LibreOffice_project/dc89aa7a9eabfd848af146d5086077aeed2ae4a5</meta:generator>
    <meta:document-statistic meta:table-count="1" meta:image-count="0" meta:object-count="0" meta:page-count="8" meta:paragraph-count="128" meta:word-count="1678" meta:character-count="10301" meta:non-whitespace-character-count="8727"/>
  </office:meta>
</office:document-meta>
</file>